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928ba" officeooo:paragraph-rsid="000928ba"/>
    </style:style>
    <style:style style:name="P2" style:family="paragraph" style:parent-style-name="Standard">
      <style:text-properties officeooo:rsid="000a06cc" officeooo:paragraph-rsid="000a06cc"/>
    </style:style>
    <style:style style:name="P3" style:family="paragraph" style:parent-style-name="Standard">
      <style:paragraph-properties fo:break-before="page"/>
      <style:text-properties officeooo:rsid="000a06cc" officeooo:paragraph-rsid="000a06cc"/>
    </style:style>
    <style:style style:name="P4" style:family="paragraph" style:parent-style-name="Standard">
      <style:text-properties officeooo:rsid="000aa9cb" officeooo:paragraph-rsid="000aa9cb"/>
    </style:style>
    <style:style style:name="P5" style:family="paragraph">
      <loext:graphic-properties draw:fill-color="#000000"/>
      <style:paragraph-properties fo:text-align="center"/>
      <style:text-properties fo:font-size="12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eee8aa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officeooo:rsid="0008f699"/>
    </style:style>
    <style:style style:name="T2" style:family="text">
      <style:text-properties officeooo:rsid="000999d2"/>
    </style:style>
    <style:style style:name="T3" style:family="text">
      <style:text-properties officeooo:rsid="000a06cc"/>
    </style:style>
    <style:style style:name="T4" style:family="text">
      <style:text-properties officeooo:rsid="000b876b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555in" fo:min-width="0.1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-color="#ff0000" draw:textarea-horizontal-align="justify" draw:textarea-vertical-align="middle" draw:auto-grow-height="false" fo:min-height="0.1839in" fo:min-width="0.1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1555in" fo:min-width="0.1555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4" style:family="graphic">
      <style:graphic-properties svg:stroke-width="0.0598in" svg:stroke-color="#000000" draw:marker-start-width="0.228in" draw:marker-end-width="0.228in" draw:fill-color="#eee8aa" draw:textarea-horizontal-align="justify" draw:textarea-vertical-align="middle" draw:auto-grow-height="false" fo:min-height="3.102in" fo:min-width="3.2937in" fo:padding-top="0.0291in" fo:padding-bottom="0.0291in" fo:padding-left="0.0291in" fo:padding-right="0.0291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5in" fo:min-width="0.157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1555in" fo:min-width="0.155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ff0000" draw:marker-start-width="0.1689in" draw:marker-end-width="0.1689in" draw:fill-color="#ffffff" draw:textarea-horizontal-align="justify" draw:textarea-vertical-align="middle" draw:auto-grow-height="false" fo:min-height="0.1429in" fo:min-width="0.150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0.1547in" fo:min-width="0.1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ff0000" draw:marker-start-width="0.1689in" draw:marker-end-width="0.1689in" draw:fill-color="#ffffff" draw:textarea-horizontal-align="justify" draw:textarea-vertical-align="middle" draw:auto-grow-height="false" fo:min-height="0.1626in" fo:min-width="0.17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598in" svg:stroke-color="#000000" draw:marker-start-width="0.228in" draw:marker-end-width="0.228in" draw:fill-color="#eee8aa" draw:textarea-horizontal-align="justify" draw:textarea-vertical-align="middle" draw:auto-grow-height="false" fo:min-height="3.102in" fo:min-width="3.2937in" fo:padding-top="0.0291in" fo:padding-bottom="0.0291in" fo:padding-left="0.0291in" fo:padding-right="0.0291in" style:run-through="foreground" style:wrap="none" style:wrap-contour-mode="full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626in" fo:min-width="0.162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dam Jenča</text:p>
      <text:p text:style-name="Standard">Sekunda A</text:p>
      <text:p text:style-name="Standard">SŠ Novohradská 3 , Bratislava</text:p>
      <text:p text:style-name="Standard">Príklad číslo <text:span text:style-name="T1">6</text:span></text:p>
      <text:p text:style-name="Standard"><draw:custom-shape text:anchor-type="paragraph" draw:z-index="3" draw:name="Shape 5" draw:style-name="gr8" draw:text-style-name="P10" svg:width="0.2189in" svg:height="0.2189in" svg:x="4.0874in" svg:y="0.1547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0" draw:name="Shape 2" draw:style-name="gr11" draw:text-style-name="P9" svg:width="0.2295in" svg:height="0.2295in" svg:x="6.4937in" svg:y="0.1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" draw:name="Shape 3" draw:style-name="gr2" draw:text-style-name="P6" svg:width="0.2606in" svg:height="0.2606in" svg:x="1.7957in" svg:y="0.2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7" draw:style-name="gr9" draw:text-style-name="P9" svg:width="0.2398in" svg:height="0.2295in" svg:x="0.7543in" svg:y="0.3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V celom texte budeme <text:span text:style-name="T4">klamára</text:span> označovať čiernym krúžkom <text:s text:c="6"/>, <text:span text:style-name="T2">pravdovravného boha bielym <text:s text:c="8"/>, driemajúceho červeným <text:s text:c="10"/></text:span><text:span text:style-name="T3">a boha, ktorý môže byť driemajúci alebo pravdovravný prázdnym červeným </text:span></text:p>
      <text:p text:style-name="P1"/>
      <text:p text:style-name="P1">Pozrime sa, čo by sa stalo, keby <text:span text:style-name="T2">jeden boh </text:span><text:span text:style-name="T4">bol klamár a teda klamal o tom</text:span><text:span text:style-name="T3">, že boh v</text:span><text:span text:style-name="T4">pravo</text:span><text:span text:style-name="T3"> od neho je klamár</text:span><text:span text:style-name="T2">:</text:span></text:p>
      <text:p text:style-name="P1"><draw:custom-shape text:anchor-type="paragraph" draw:z-index="2" draw:name="Shape 4" draw:style-name="gr10" draw:text-style-name="P7" svg:width="4.7398in" svg:height="4.4689in" svg:x="0.9209in" svg:y="0.3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6" draw:style-name="gr8" draw:text-style-name="P10" svg:width="0.2189in" svg:height="0.2189in" svg:x="3.1291in" svg:y="4.707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 text:c="33"/></text:p>
      <text:p text:style-name="P2"/>
      <text:p text:style-name="P2"/>
      <text:p text:style-name="P2"/>
      <text:p text:style-name="P2"/>
      <text:p text:style-name="P2"/>
      <text:p text:style-name="P2"/>
      <text:p text:style-name="P3"><draw:custom-shape text:anchor-type="paragraph" draw:z-index="6" draw:name="Shape 8" draw:style-name="gr4" draw:text-style-name="P7" svg:width="4.7398in" svg:height="4.4689in" svg:x="0.9209in" svg:y="0.3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9" draw:style-name="gr8" draw:text-style-name="P10" svg:width="0.2189in" svg:height="0.2189in" svg:x="3.1291in" svg:y="4.707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8" draw:name="Shape 10" draw:style-name="gr7" draw:text-style-name="P9" svg:width="0.2398in" svg:height="0.2295in" svg:x="3.6398in" svg:y="4.6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Boh v<text:span text:style-name="T4">pravo</text:span> od neho je teda driemajúci alebo pravdovravný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vedzme, že by bol pravdovravný a keďže hovorí, že boh v<text:span text:style-name="T4">pravo od</text:span> neho je klamár,má určite pravdu.</text:p>
      <text:p text:style-name="P2"><draw:custom-shape text:anchor-type="paragraph" draw:z-index="9" draw:name="Shape 11" draw:style-name="gr4" draw:text-style-name="P7" svg:width="4.7398in" svg:height="4.4689in" svg:x="0.9209in" svg:y="0.0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0" draw:name="Shape 12" draw:style-name="gr6" draw:text-style-name="P5" svg:width="0.2197in" svg:height="0.2197in" svg:x="3.1819in" svg:y="0.36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13" draw:style-name="gr5" draw:text-style-name="P8" svg:width="0.2496in" svg:height="0.2394in" svg:x="3.661in" svg:y="0.3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14" draw:style-name="gr1" draw:text-style-name="P5" svg:width="0.2197in" svg:height="0.2197in" svg:x="4.098in" svg:y="0.232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text:soft-page-break/></text:p>
      <text:p text:style-name="P2">Teraz povedzme že by bol driemajúci. V zadaní je uvedené, že driemajúci boh je pravdovravný ak vľavo od neho sedí klamár. Takže platí vyššie uvedené.</text:p>
      <text:p text:style-name="P2"/>
      <text:p text:style-name="P2"><draw:custom-shape text:anchor-type="paragraph" draw:z-index="13" draw:name="Shape 15" draw:style-name="gr4" draw:text-style-name="P7" svg:width="4.7398in" svg:height="4.4689in" svg:x="0.9102in" svg:y="0.0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4" draw:name="Shape 16" draw:style-name="gr3" draw:text-style-name="P5" svg:width="0.2197in" svg:height="0.2197in" svg:x="3.2134in" svg:y="0.1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 17" draw:style-name="gr2" draw:text-style-name="P6" svg:width="0.2606in" svg:height="0.2606in" svg:x="3.6083in" svg:y="0.1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18" draw:style-name="gr1" draw:text-style-name="P5" svg:width="0.2197in" svg:height="0.2197in" svg:x="3.9835in" svg:y="0.0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4">Takto môžeme pokračovať, až kým sa nevrátime ku klamárovi, s ktorým sme začali. </text:p>
      <text:p text:style-name="P4">Každý druhý boh je teda klamár.</text:p>
      <text:p text:style-name="P4">Ak je teda pri stole jeden klamár, klamárov je 50.</text:p>
      <text:p text:style-name="P4"/>
      <text:p text:style-name="P4"/>
      <text:p text:style-name="P4">Teraz sa pozrime na situáciu, v ktorej žiaden klamár nie je.</text:p>
      <text:p text:style-name="P4">V takej situácii nemôže byť žiadny pravdovravný boh, lebo nemôže povedať, že vedľa neho sedí klamár.</text:p>
      <text:p text:style-name="P4">Teda musia byť všetci bohovia driemajúci, čo môže nastať, lebo ak má driemajúci boh po svojej <text:s/>ľavici driemajúceho, tak spanikári a vymyslí si odpoveď. Keby všetci vymýšľali rovnako, že boh po ich pravici je klamár, mohlo by to nastať.</text:p>
      <text:p text:style-name="P4"/>
      <text:p text:style-name="P4">Klamárov je teda buď 0 alebo 5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6:45:09.026709196</meta:creation-date>
    <dc:date>2021-10-11T20:20:56.255935822</dc:date>
    <meta:editing-duration>PT3H21M54S</meta:editing-duration>
    <meta:editing-cycles>6</meta:editing-cycles>
    <meta:generator>LibreOffice/7.2.1.2$Linux_X86_64 LibreOffice_project/20$Build-2</meta:generator>
    <meta:document-statistic meta:table-count="0" meta:image-count="0" meta:object-count="0" meta:page-count="3" meta:paragraph-count="17" meta:word-count="213" meta:character-count="1298" meta:non-whitespace-character-count="1041"/>
  </office:meta>
</office:document-meta>
</file>